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4bd5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dd4814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4bd5e" draw:fill-image-width="0cm" draw:fill-image-height="0cm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fill="none" draw:fill-color="#94bd5e" draw:fill-image-width="0cm" draw:fill-image-height="0cm" draw:textarea-vertical-align="middle"/>
    </style:style>
    <style:style style:name="gr9" style:family="graphic" style:parent-style-name="objectwithoutfill">
      <style:graphic-properties draw:fill="none" draw:fill-color="#94bd5e" draw:fill-image-width="0cm" draw:fill-image-height="0cm" draw:textarea-vertical-align="middle"/>
    </style:style>
    <style:style style:name="gr10" style:family="graphic" style:parent-style-name="standard">
      <style:graphic-properties svg:stroke-color="#808080" draw:fill-color="#dd4814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>
      <style:graphic-properties svg:stroke-color="#808080" draw:fill-color="#772953" draw:fill-image-width="0cm" draw:fill-image-height="0cm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808080" draw:fill="none" draw:fill-color="#000000" draw:fill-image-width="0cm" draw:fill-image-height="0cm" draw:textarea-vertical-align="middle"/>
    </style:style>
    <style:style style:name="gr13" style:family="graphic" style:parent-style-name="standard">
      <style:graphic-properties svg:stroke-color="#808080" draw:fill-color="#77216f" draw:fill-image-width="0cm" draw:fill-image-height="0cm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7.2cm" svg:height="7cm" svg:x="10.1cm" svg:y="2.2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1" draw:layer="layout" svg:width="18.999cm" svg:height="12.599cm" svg:x="4.2cm" svg:y="2cm" svg:viewBox="0 0 19000 12600" draw:points="15149,0 19000,0 19000,8600 19000,9200 19000,12600 0,12600 0,9200 0,8600 0,0 3851,0 3851,8600 15149,860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>Server</text:span></text:p>
        </draw:polygon>
        <draw:g>
          <draw:custom-shape draw:style-name="gr3" draw:text-style-name="P1" draw:layer="layout" svg:width="0.4cm" svg:height="0.6cm" svg:x="9.7cm" svg:y="4.1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9.699cm" svg:y="5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9.699cm" svg:y="6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8.1cm" svg:y="4.1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8.099cm" svg:y="5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8.099cm" svg:y="6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8.098cm" svg:y="6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0.4cm" svg:height="0.6cm" svg:x="18.9cm" svg:y="3.4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18.899cm" svg:y="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18.899cm" svg:y="6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17.3cm" svg:y="3.4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17.299cm" svg:y="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17.299cm" svg:y="6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18.898cm" svg:y="7.3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cm" svg:height="0.6cm" svg:x="17.298cm" svg:y="7.34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0.4cm" svg:height="0.6cm" svg:x="4.199cm" svg:y="16.18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263cm" svg:height="0.962cm" svg:x="4.937cm" svg:y="16cm">
          <draw:text-box>
            <text:p>D-Bus</text:p>
          </draw:text-box>
        </draw:frame>
        <draw:frame draw:style-name="gr4" draw:layer="layout" svg:width="2.229cm" svg:height="0.962cm" svg:x="20.071cm" svg:y="5.219cm">
          <draw:text-box>
            <text:p>Inputs</text:p>
          </draw:text-box>
        </draw:frame>
        <draw:frame draw:style-name="gr4" draw:layer="layout" svg:width="2.725cm" svg:height="0.962cm" svg:x="4.775cm" svg:y="5.219cm">
          <draw:text-box>
            <text:p>Outputs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6" draw:text-style-name="P1" draw:layer="layout" svg:width="19.6cm" svg:height="14.2cm" svg:x="5.6cm" svg:y="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3cm" svg:x="14.9cm" svg:y="5cm">
          <text:p text:style-name="P1">PH dow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3cm" svg:x="14.9cm" svg:y="10cm">
          <text:p text:style-name="P1">PH </text:p>
          <text:p text:style-name="P1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6.4cm" svg:x="20.6cm" svg:y="5.8cm">
          <text:p text:style-name="P1">Arduin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899cm" svg:height="3cm" svg:x="9.2cm" svg:y="4.999cm">
          <text:p text:style-name="P1">Reg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3.099cm" svg:y1="6.1cm" svg:x2="14.9cm" svg:y2="6.4cm">
          <text:p/>
        </draw:line>
        <draw:line draw:style-name="gr9" draw:text-style-name="P1" draw:layer="layout" svg:x1="17.9cm" svg:y1="6.6cm" svg:x2="20.6cm" svg:y2="7.4cm">
          <text:p/>
        </draw:line>
        <draw:line draw:style-name="gr9" draw:text-style-name="P1" draw:layer="layout" svg:x1="17.9cm" svg:y1="11.6cm" svg:x2="20.6cm" svg:y2="8cm">
          <text:p/>
        </draw:line>
        <draw:line draw:style-name="gr8" draw:text-style-name="P1" draw:layer="layout" svg:x1="13.099cm" svg:y1="7cm" svg:x2="14.9cm" svg:y2="11.6cm">
          <text:p/>
        </draw:line>
        <draw:custom-shape draw:style-name="gr10" draw:text-style-name="P1" draw:layer="layout" svg:width="0.4cm" svg:height="0.4cm" svg:x="13cm" svg:y="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2.999cm" svg:y="6.7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598cm" svg:y="6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4.597cm" svg:y="11.3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7.696cm" svg:y="11.3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17.796cm" svg:y="6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4cm" svg:height="0.4cm" svg:x="20.295cm" svg:y="7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4cm" svg:height="0.4cm" svg:x="20.294cm" svg:y="7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4cm" svg:height="0.4cm" svg:x="5.499cm" svg:y="8.1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0.4cm" svg:x="5.498cm" svg:y="9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899cm" svg:y1="8.199cm" svg:x2="9.2cm" svg:y2="6.6cm">
          <text:p/>
        </draw:line>
        <draw:line draw:style-name="gr12" draw:text-style-name="P1" draw:layer="layout" svg:x1="14.9cm" svg:y1="11.6cm" svg:x2="5.898cm" svg:y2="10.298cm">
          <text:p/>
        </draw:line>
        <draw:custom-shape draw:style-name="gr10" draw:text-style-name="P1" draw:layer="layout" svg:width="0.4cm" svg:height="0.4cm" svg:x="8.898cm" svg:y="6.2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4cm" svg:x="6.097cm" svg:y="17.78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871cm" svg:height="0.962cm" svg:x="6.9cm" svg:y="17.5cm">
          <draw:text-box>
            <text:p>D-Bus interface</text:p>
          </draw:text-box>
        </draw:frame>
        <draw:custom-shape draw:style-name="gr13" draw:text-style-name="P1" draw:layer="layout" svg:width="0.4cm" svg:height="0.4cm" svg:x="6.096cm" svg:y="18.78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607cm" svg:height="0.962cm" svg:x="6.899cm" svg:y="18.5cm">
          <draw:text-box>
            <text:p>Oauth2 REST API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6T16:36:04</meta:creation-date>
    <dc:date>2013-07-06T17:35:48</dc:date>
    <meta:editing-duration>PT4M24S</meta:editing-duration>
    <meta:editing-cycles>3</meta:editing-cycles>
    <meta:generator>LibreOffice/3.5$Linux_X86_64 LibreOffice_project/350m1$Build-2</meta:generator>
    <meta:document-statistic meta:object-count="74"/>
  </office:meta>
</office:document-meta>
</file>